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="Circle" draw:marker-start-width="0.5cm" draw:marker-end-width="0.8cm" svg:stroke-linecap="round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Objet_20_sans_20_remplissage_20_et_20_sans_20_ligne">
      <style:graphic-properties draw:fill="solid" draw:fill-color="#ffffff" draw:textarea-vertical-align="middle"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objectwithoutfill">
      <style:graphic-properties draw:marker-start="Circle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cm" svg:height="1.4cm" svg:x="3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cm" svg:y1="3.7cm" svg:x2="3.8cm" svg:y2="3.7cm">
          <text:p/>
        </draw:line>
        <draw:custom-shape draw:style-name="gr3" draw:text-style-name="P1" draw:layer="layout" svg:width="1.399cm" svg:height="1.4cm" draw:transform="rotate (-2.44677707837085) translate (9.6cm 3.874cm)">
          <text:p/>
          <draw:enhanced-geometry svg:viewBox="0 0 21600 21600" draw:mirror-vertical="true" draw:text-areas="0 0 21600 21600" draw:type="circular-arrow" draw:modifiers="159.066107728045 -1.03963737736786 8072.42094065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2.668cm" svg:height="0.53cm" svg:x="9.247cm" svg:y="2.8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.69cm" svg:height="0.47cm" svg:x="3.931cm" svg:y="2.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1" draw:layer="layout" svg:width="0.5cm" svg:height="2.1cm" svg:x="3.516cm" svg:y="1.6cm">
          <text:p/>
          <draw:enhanced-geometry svg:viewBox="0 0 21600 21600" draw:mirror-vertical="true" draw:text-areas="?f0 0 ?f2 ?f5" draw:type="down-arrow" draw:modifiers="17981.1518324607 7372.455089820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measure draw:style-name="gr6" draw:text-style-name="P1" draw:layer="measurelines" svg:x1="3.8cm" svg:y1="3.7cm" svg:x2="8.6cm" svg:y2="3.7cm">
          <text:p text:style-name="P2"><text:span text:style-name="T1">X</text:span></text:p>
        </draw:measure>
        <draw:line draw:style-name="gr7" draw:text-style-name="P1" draw:layer="layout" svg:x1="12cm" svg:y1="2.9cm" svg:x2="11.1cm" svg:y2="2cm">
          <text:p/>
        </draw:line>
        <draw:line draw:style-name="gr8" draw:text-style-name="P1" draw:layer="layout" svg:x1="11.1cm" svg:y1="2cm" svg:x2="9cm" svg:y2="2cm">
          <text:p/>
        </draw:line>
        <draw:frame draw:style-name="gr9" draw:text-style-name="P3" draw:layer="layout" svg:width="2.614cm" svg:height="0.607cm" svg:x="8.674cm" svg:y="1.455cm">
          <draw:text-box>
            <text:p><text:span text:style-name="T2">Corps du robot</text:span></text:p>
          </draw:text-box>
        </draw:frame>
        <draw:custom-shape draw:style-name="gr5" draw:text-style-name="P1" draw:layer="layout" svg:width="1.3cm" svg:height="1cm" svg:x="3.3cm" svg:y="3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085cm" svg:y1="3.716cm" svg:x2="5.985cm" svg:y2="4.616cm">
          <text:p/>
        </draw:line>
        <draw:line draw:style-name="gr8" draw:text-style-name="P1" draw:layer="layout" svg:x1="5.985cm" svg:y1="4.616cm" svg:x2="6.985cm" svg:y2="4.616cm">
          <text:p/>
        </draw:line>
        <draw:frame draw:style-name="gr9" draw:text-style-name="P3" draw:layer="layout" svg:width="1.247cm" svg:height="0.607cm" svg:x="5.9cm" svg:y="4.1cm">
          <draw:text-box>
            <text:p><text:span text:style-name="T2">Pa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7:13:35.073000000</meta:creation-date>
    <dc:date>2015-01-20T16:04:36.033000000</dc:date>
    <meta:editing-duration>PT6M36S</meta:editing-duration>
    <meta:editing-cycles>2</meta:editing-cycles>
    <meta:generator>LibreOffice/4.2.5.2$Windows_x86 LibreOffice_project/61cb170a04bb1f12e77c884eab9192be736ec5f5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row>
        <msub>
          <mi>C</mi>
          <mi mathvariant="italic">max</mi>
        </msub>
        <mo stretchy="false">=</mo>
        <mn>5,3</mn>
      </mrow>
      <mrow>
        <mi>N</mi>
        <mo stretchy="false">⋅</mo>
        <mi>m</mi>
      </mrow>
    </mrow>
    <annotation encoding="StarMath 5.0">C_{ max }= 5,3 N cdot m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n>25</mn>
      </mrow>
      <mi>N</mi>
    </mrow>
    <annotation encoding="StarMath 5.0">G = 25N</annotation>
  </semantics>
</math>
</file>